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7" style:family="table-column">
      <style:table-column-properties fo:break-before="auto" style:column-width="163.64pt"/>
    </style:style>
    <style:style style:name="co108" style:family="table-column">
      <style:table-column-properties fo:break-before="auto" style:column-width="191.4pt"/>
    </style:style>
    <style:style style:name="co109" style:family="table-column">
      <style:table-column-properties fo:break-before="auto" style:column-width="204.8pt"/>
    </style:style>
    <style:style style:name="co110" style:family="table-column">
      <style:table-column-properties fo:break-before="auto" style:column-width="157.44pt"/>
    </style:style>
    <style:style style:name="co111" style:family="table-column">
      <style:table-column-properties fo:break-before="auto" style:column-width="143.04pt"/>
    </style:style>
    <style:style style:name="co112" style:family="table-column">
      <style:table-column-properties fo:break-before="auto" style:column-width="167.75pt"/>
    </style:style>
    <style:style style:name="co113" style:family="table-column">
      <style:table-column-properties fo:break-before="auto" style:column-width="168.8pt"/>
    </style:style>
    <style:style style:name="co114" style:family="table-column">
      <style:table-column-properties fo:break-before="auto" style:column-width="155.4pt"/>
    </style:style>
    <style:style style:name="co115" style:family="table-column">
      <style:table-column-properties fo:break-before="auto" style:column-width="223.34pt"/>
    </style:style>
    <style:style style:name="co116" style:family="table-column">
      <style:table-column-properties fo:break-before="auto" style:column-width="173.96pt"/>
    </style:style>
    <style:style style:name="co11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77"/>
        <table:table-column table:style-name="co115" table:default-cell-style-name="ce177"/>
        <table:table-column table:style-name="co116" table:default-cell-style-name="ce177"/>
        <table:table-column table:style-name="co117" table:default-cell-style-name="ce177"/>
        <table:table-column table:style-name="co10" table:number-columns-repeated="999" table:default-cell-style-name="ce177"/>
        <table:table-row table:style-name="ro1">
          <table:table-cell table:style-name="ce168" office:value-type="string" calcext:value-type="string">
            <text:p>Algorithm</text:p>
          </table:table-cell>
          <table:table-cell table:style-name="ce170" office:value-type="string" calcext:value-type="string">
            <text:p>BOT_MODE_ROAM</text:p>
          </table:table-cell>
          <table:table-cell table:style-name="ce170" office:value-type="string" calcext:value-type="string">
            <text:p>BOT_MODE_TEAM_ROAM</text:p>
          </table:table-cell>
          <table:table-cell table:style-name="ce170" office:value-type="string" calcext:value-type="string">
            <text:p>BOT_MODE_PUSH_TOWER</text:p>
          </table:table-cell>
          <table:table-cell table:style-name="ce173" office:value-type="string" calcext:value-type="string">
            <text:p>BOT_MODE_ATTACK</text:p>
          </table:table-cell>
          <table:table-cell table:style-name="ce173" office:value-type="string" calcext:value-type="string">
            <text:p>BOT_MODE_NONE</text:p>
          </table:table-cell>
          <table:table-cell table:style-name="ce135" office:value-type="string" calcext:value-type="string">
            <text:p>BOT_MODE_LANING</text:p>
          </table:table-cell>
          <table:table-cell table:style-name="ce135" office:value-type="string" calcext:value-type="string">
            <text:p>BOT_MODE_ROSHAN </text:p>
          </table:table-cell>
          <table:table-cell table:style-name="ce170" office:value-type="string" calcext:value-type="string">
            <text:p>BOT_MODE_FARM</text:p>
          </table:table-cell>
          <table:table-cell table:style-name="ce170" office:value-type="string" calcext:value-type="string">
            <text:p>BOT_MODE_DEFEND_TOWER</text:p>
          </table:table-cell>
          <table:table-cell table:style-name="ce170" office:value-type="string" calcext:value-type="string">
            <text:p>BOT_MODE_RETREAT</text:p>
          </table:table-cell>
          <table:table-cell table:style-name="ce170" office:value-type="string" calcext:value-type="string">
            <text:p>BOT_MODE_DEFEND_ALLY</text:p>
          </table:table-cell>
          <table:table-cell table:style-name="ce153"/>
          <table:table-cell table:style-name="ce178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15" calcext:value-type="float">
            <text:p>1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25" calcext:value-type="float">
            <text:p>2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8" office:value-type="float" office:value="50" calcext:value-type="float">
            <text:p>50</text:p>
          </table:table-cell>
          <table:table-cell table:number-columns-repeated="3" table:style-name="ce14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75" calcext:value-type="float">
            <text:p>7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60" calcext:value-type="float">
            <text:p>60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50" calcext:value-type="float">
            <text:p>5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low_hp_enemy_building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80" calcext:value-type="float">
            <text:p>8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low_hp_enemy_hero</text:p>
          </table:table-cell>
          <table:table-cell table:number-columns-repeated="5" table:style-name="ce148" office:value-type="float" office:value="90" calcext:value-type="float">
            <text:p>9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hp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0" calcext:value-type="float">
            <text:p>10</text:p>
          </table:table-cell>
          <table:table-cell table:style-name="ce148" office:value-type="float" office:value="15" calcext:value-type="float">
            <text:p>1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hp_neutral_creep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60" calcext:value-type="float">
            <text:p>6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kills_enemy_hero</text:p>
          </table:table-cell>
          <table:table-cell table:number-columns-repeated="5" table:style-name="ce148" office:value-type="float" office:value="85" calcext:value-type="float">
            <text:p>8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in_hp_enemy_building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70" calcext:value-type="float">
            <text:p>7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assist_ally_hero</text:p>
          </table:table-cell>
          <table:table-cell table:number-columns-repeated="5" table:style-name="ce148" office:value-type="float" office:value="87" calcext:value-type="float">
            <text:p>87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87" calcext:value-type="float">
            <text:p>87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8" table:number-columns-repeated="5"/>
          <table:table-cell table:style-name="ce13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4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1" table:default-cell-style-name="ce162"/>
        <table:table-column table:style-name="co122" table:default-cell-style-name="ce162"/>
        <table:table-column table:style-name="co67" table:default-cell-style-name="ce162"/>
        <table:table-column table:style-name="co69" table:default-cell-style-name="ce162"/>
        <table:table-column table:style-name="co123" table:default-cell-style-name="ce162"/>
        <table:table-column table:style-name="co69" table:default-cell-style-name="ce162"/>
        <table:table-column table:style-name="co120" table:default-cell-style-name="ce162"/>
        <table:table-column table:style-name="co124" table:default-cell-style-name="ce162"/>
        <table:table-column table:style-name="co125" table:default-cell-style-name="ce162"/>
        <table:table-column table:style-name="co2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5" table:default-cell-style-name="ce162"/>
        <table:table-column table:style-name="co2" table:default-cell-style-name="ce162"/>
        <table:table-column table:style-name="co125" table:default-cell-style-name="ce162"/>
        <table:table-column table:style-name="co2" table:default-cell-style-name="ce162"/>
        <table:table-column table:style-name="co10" table:number-columns-repeated="997" table:default-cell-style-name="ce206"/>
        <table:table-row table:style-name="ro1">
          <table:table-cell table:style-name="ce200" office:value-type="string" calcext:value-type="string">
            <text:p>Algorithm</text:p>
          </table:table-cell>
          <table:table-cell table:style-name="ce208" office:value-type="string" calcext:value-type="string" table:number-columns-spanned="2" table:number-rows-spanned="1">
            <text:p>Push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etrea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oam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Attack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Evasive maneuvers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Laning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Farm desire</text:p>
          </table:table-cell>
          <table:covered-table-cell table:style-name="ce200"/>
          <table:table-cell table:style-name="ce209" office:value-type="string" calcext:value-type="string" table:number-columns-spanned="2" table:number-rows-spanned="1">
            <text:p>Roshan desire</text:p>
          </table:table-cell>
          <table:covered-table-cell table:style-name="ce200"/>
          <table:table-cell table:style-name="ce207" table:number-columns-repeated="997"/>
        </table:table-row>
        <table:table-row table:style-name="ro1">
          <table:table-cell table:style-name="ce157" office:value-type="string" calcext:value-type="string">
            <text:p>has_buyback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evel_six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6" table:style-name="ce179" office:value-type="float" office:value="0" calcext:value-type="float">
            <text:p>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20" calcext:value-type="float">
            <text:p>-2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ow_hp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not_full_hp_mp_and_near_fountain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7" office:value-type="string" calcext:value-type="string">
            <text:p>has_tp_scroll_or_travel_boots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focused_by_enemies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enemie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80" office:value-type="float" office:value="-85" calcext:value-type="float">
            <text:p>-8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no_enemy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weaker_enemy_group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bot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mid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top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roam_target_i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-50" calcext:value-type="float">
            <text:p>-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ally_hero_is_near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-20" calcext:value-type="float">
            <text:p>-2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5" calcext:value-type="float">
            <text:p>-15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high_damage_and_health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-50" calcext:value-type="float">
            <text:p>-5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8:05:23.43741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6T18:14:29.712840833</dc:date>
    <meta:editing-duration>P2DT3H24M10S</meta:editing-duration>
    <meta:editing-cycles>2080</meta:editing-cycles>
    <meta:document-statistic meta:table-count="9" meta:cell-count="2782" meta:object-count="0"/>
  </office:meta>
</office:document-meta>
</file>